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5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5deb3" fo:min-height="1.111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913cm"/>
    </style:style>
    <style:style style:name="gr1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2.04cm"/>
    </style:style>
    <style:style style:name="gr1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</style:style>
    <style:style style:name="gr14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</style:style>
    <style:style style:name="gr15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solid" draw:fill-color="#dde2cd" draw:shadow="hidden"/>
    </style:style>
    <style:style style:name="gr1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svg:stroke-color="#000000" draw:fill="none" draw:fill-color="#ffffff" fo:min-height="2.367cm"/>
    </style:style>
    <style:style style:name="gr20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2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22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27" style:family="graphic" style:parent-style-name="standard">
      <style:graphic-properties draw:stroke="none" draw:fill="none" draw:textarea-vertical-align="middle" fo:min-height="1.97cm" fo:min-width="2.54cm" fo:padding-top="0.141cm" fo:padding-bottom="0.141cm" fo:padding-left="0.141cm" fo:padding-right="0.141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margin-top="0cm" fo:margin-bottom="0cm" fo:line-height="12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4" style:family="paragraph">
      <loext:graphic-properties draw:fill="solid" draw:fill-color="#dde2cd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7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2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0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14cm" svg:y1="11.43cm" svg:x2="7.62cm" svg:y2="15.24cm">
          <text:p/>
        </draw:line>
        <draw:line draw:style-name="gr1" draw:text-style-name="P2" draw:layer="layout" svg:x1="5.08cm" svg:y1="16.51cm" svg:x2="17.272cm" svg:y2="20.32cm">
          <text:p/>
        </draw:line>
        <draw:line draw:style-name="gr1" draw:text-style-name="P2" draw:layer="layout" svg:x1="19.05cm" svg:y1="20.32cm" svg:x2="19.05cm" svg:y2="16.51cm">
          <text:p/>
        </draw:line>
        <draw:custom-shape draw:style-name="gr2" draw:text-style-name="P4" draw:layer="layout" svg:width="2.54cm" svg:height="1.27cm" svg:x="5.08cm" svg:y="22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22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1.27cm" svg:x="9.652cm" svg:y="22.86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22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99cm" svg:height="1.27cm" svg:x="11.811cm" svg:y="22.86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22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13cm" svg:height="1.361cm" svg:x="2.667cm" svg:y="22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7" draw:text-style-name="P2" draw:layer="layout" svg:x1="4.064cm" svg:y1="21.59cm" svg:x2="11.811cm" svg:y2="22.86cm">
          <text:p/>
        </draw:line>
        <draw:line draw:style-name="gr7" draw:text-style-name="P2" draw:layer="layout" svg:x1="19.05cm" svg:y1="21.59cm" svg:x2="16.51cm" svg:y2="22.86cm">
          <text:p/>
        </draw:line>
        <draw:line draw:style-name="gr7" draw:text-style-name="P2" draw:layer="layout" svg:x1="5.08cm" svg:y1="19.05cm" svg:x2="4.064cm" svg:y2="20.32cm">
          <text:p/>
        </draw:line>
        <draw:line draw:style-name="gr7" draw:text-style-name="P2" draw:layer="layout" svg:x1="10.16cm" svg:y1="19.05cm" svg:x2="5.334cm" svg:y2="20.32cm">
          <text:p/>
        </draw:line>
        <draw:custom-shape draw:style-name="gr2" draw:text-style-name="P6" draw:layer="layout" svg:width="2.54cm" svg:height="1.27cm" svg:x="5.08cm" svg:y="15.24cm">
          <text:p text:style-name="P3"><text:span text:style-name="T3">APv6</text:span><text:span text:style-name="T3"><text:line-break/></text:span><text:span text:style-name="T3">IPHC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413cm" svg:height="1.361cm" svg:x="2.54cm" svg:y="15.28cm">
          <draw:text-box>
            <text:p><text:span text:style-name="T2">NET</text:span></text:p>
          </draw:text-box>
        </draw:frame>
        <draw:custom-shape draw:style-name="gr9" draw:text-style-name="P6" draw:layer="layout" svg:width="1.27cm" svg:height="1.27cm" svg:x="17.78cm" svg:y="15.24cm">
          <text:p text:style-name="P3"><text:span text:style-name="T3">Payld</text:span><text:span text:style-name="T3"><text:line-break/></text:span><text:span text:style-name="T3"/></text:p>
          <text:p text:style-name="P3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5.24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5.24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1.27cm" svg:x="7.62cm" svg:y="15.24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5.24cm">
          <text:p text:style-name="P3"><text:span text:style-name="T3">NxtHdr</text:span><text:span text:style-name="T3"><text:line-break/></text:span><text:span text:style-name="T3"><text:line-break/></text:span><text:span text:style-name="T3">0/* B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5.24cm" svg:height="0.889cm" svg:x="4.953cm" svg:y="24.257cm">
          <draw:text-box>
            <text:p><text:span text:style-name="T3">*Explicit Header mode</text:span></text:p>
          </draw:text-box>
        </draw:frame>
        <draw:frame draw:style-name="gr8" draw:text-style-name="P7" draw:layer="layout" svg:width="2.413cm" svg:height="1.361cm" svg:x="2.54cm" svg:y="12.736cm">
          <draw:text-box>
            <text:p><text:span text:style-name="T2">UDP</text:span></text:p>
          </draw:text-box>
        </draw:frame>
        <draw:custom-shape draw:style-name="gr11" draw:text-style-name="P9" draw:layer="layout" svg:width="2.413cm" svg:height="1.27cm" svg:x="12.7cm" svg:y="12.7cm">
          <text:p text:style-name="P3"><text:span text:style-name="T3">RFC6282</text:span><text:span text:style-name="T3"><text:line-break/></text:span><text:span text:style-name="T3">UDP HdrType</text:span><text:span text:style-name="T3"><text:line-break/></text:span><text:span text:style-name="T3">5b1111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4cm" svg:height="1.27cm" svg:x="16.51cm" svg:y="12.7cm">
          <text:p text:style-name="P3"><text:span text:style-name="T3">Ports</text:span><text:span text:style-name="T3"><text:line-break/>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397cm" svg:height="1.27cm" svg:x="15.113cm" svg:y="12.7cm">
          <text:p text:style-name="P3"><text:span text:style-name="T3">Chksum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461cm" svg:height="2.159cm" svg:x="13.589cm" svg:y="10.16cm">
          <text:p text:style-name="P10"><text:span text:style-name="T4">Ports:</text:span></text:p>
          <text:p text:style-name="P10"><text:span text:style-name="T5">2b00: Src 16b, Dst 16b inline</text:span><text:span text:style-name="T5"><text:line-break/></text:span><text:span text:style-name="T5">2b01: Src 16b inline, Dst 0xF0XX</text:span><text:span text:style-name="T5"><text:line-break/></text:span><text:span text:style-name="T5">2b10: Src 0xF0XX, Dst 16b inline</text:span><text:span text:style-name="T5"><text:line-break/></text:span><text:span text:style-name="T5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2.7cm" svg:y1="13.97cm" svg:x2="13.97cm" svg:y2="15.24cm">
          <text:p/>
        </draw:line>
        <draw:line draw:style-name="gr1" draw:text-style-name="P2" draw:layer="layout" svg:x1="19.05cm" svg:y1="13.97cm" svg:x2="16.51cm" svg:y2="15.24cm">
          <text:p/>
        </draw:line>
        <draw:frame draw:style-name="gr15" draw:text-style-name="P13" draw:layer="layout" svg:width="2.413cm" svg:height="1.744cm" svg:x="1.397cm" svg:y="7.493cm">
          <draw:text-box>
            <text:p text:style-name="P12"><text:span text:style-name="T6">RFC 6282</text:span><text:span text:style-name="T6"><text:line-break/></text:span><text:span text:style-name="T6"> IPv6 </text:span><text:span text:style-name="T6"><text:line-break/></text:span><text:span text:style-name="T6">LOWPAN_IPHC</text:span></text:p>
          </draw:text-box>
        </draw:frame>
        <draw:g>
          <draw:g>
            <draw:polygon draw:style-name="gr16" draw:text-style-name="P14" draw:layer="layout" svg:width="1.143cm" svg:height="1.27cm" svg:x="3.809cm" svg:y="7.729cm" svg:viewBox="0 0 1144 1271" draw:points="0,1271 1144,1271 1144,0 0,0">
              <text:p/>
            </draw:polygon>
            <draw:polygon draw:style-name="gr17" draw:text-style-name="P15" draw:layer="layout" svg:width="1.143cm" svg:height="1.27cm" svg:x="3.809cm" svg:y="7.729cm" svg:viewBox="0 0 1144 1271" draw:points="0,1271 1144,1271 1144,0 0,0">
              <text:p/>
            </draw:polygon>
          </draw:g>
          <draw:frame draw:style-name="gr18" draw:text-style-name="P13" draw:layer="layout" svg:width="1.143cm" svg:height="1.426cm" svg:x="3.809cm" svg:y="7.652cm">
            <draw:text-box>
              <text:p text:style-name="P12"><text:span text:style-name="T6">Ver</text:span><text:span text:style-name="T6"><text:line-break/></text:span><text:span text:style-name="T6"><text:line-break/></text:span><text:span text:style-name="T6">3b011</text:span></text:p>
            </draw:text-box>
          </draw:frame>
        </draw:g>
        <draw:g>
          <draw:g>
            <draw:polygon draw:style-name="gr16" draw:text-style-name="P14" draw:layer="layout" svg:width="1.523cm" svg:height="1.27cm" svg:x="6.223cm" svg:y="7.729cm" svg:viewBox="0 0 1524 1271" draw:points="0,1271 1524,1271 1524,0 0,0">
              <text:p/>
            </draw:polygon>
            <draw:polygon draw:style-name="gr17" draw:text-style-name="P15" draw:layer="layout" svg:width="1.523cm" svg:height="1.27cm" svg:x="6.223cm" svg:y="7.729cm" svg:viewBox="0 0 1524 1271" draw:points="0,1271 1524,1271 1524,0 0,0">
              <text:p/>
            </draw:polygon>
          </draw:g>
          <draw:frame draw:style-name="gr18" draw:text-style-name="P13" draw:layer="layout" svg:width="1.523cm" svg:height="1.426cm" svg:x="6.223cm" svg:y="7.652cm">
            <draw:text-box>
              <text:p text:style-name="P12"><text:span text:style-name="T6">NxtHdr</text:span><text:span text:style-name="T6"><text:line-break/></text:span><text:span text:style-name="T6">Cmprsd?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396cm" svg:height="1.27cm" svg:x="7.747cm" svg:y="7.729cm" svg:viewBox="0 0 1397 1271" draw:points="0,1271 1397,1271 1397,0 0,0">
              <text:p/>
            </draw:polygon>
            <draw:polygon draw:style-name="gr17" draw:text-style-name="P15" draw:layer="layout" svg:width="1.396cm" svg:height="1.27cm" svg:x="7.747cm" svg:y="7.729cm" svg:viewBox="0 0 1397 1271" draw:points="0,1271 1397,1271 1397,0 0,0">
              <text:p/>
            </draw:polygon>
          </draw:g>
          <draw:frame draw:style-name="gr18" draw:text-style-name="P13" draw:layer="layout" svg:width="1.396cm" svg:height="1.426cm" svg:x="7.747cm" svg:y="7.652cm">
            <draw:text-box>
              <text:p text:style-name="P12"><text:span text:style-name="T6">HLIM</text:span><text:span text:style-name="T6"><text:line-break/></text:span><text:span text:style-name="T6">HopLmt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015cm" svg:height="1.27cm" svg:x="9.144cm" svg:y="7.729cm" svg:viewBox="0 0 1016 1271" draw:points="0,1271 1016,1271 1016,0 0,0">
              <text:p/>
            </draw:polygon>
            <draw:polygon draw:style-name="gr17" draw:text-style-name="P15" draw:layer="layout" svg:width="1.015cm" svg:height="1.27cm" svg:x="9.144cm" svg:y="7.729cm" svg:viewBox="0 0 1016 1271" draw:points="0,1271 1016,1271 1016,0 0,0">
              <text:p/>
            </draw:polygon>
          </draw:g>
          <draw:frame draw:style-name="gr18" draw:text-style-name="P13" draw:layer="layout" svg:width="1.015cm" svg:height="1.426cm" svg:x="9.144cm" svg:y="7.652cm">
            <draw:text-box>
              <text:p text:style-name="P12"><text:span text:style-name="T6">CtxId</text:span><text:span text:style-name="T6"><text:line-break/></text:span><text:span text:style-name="T6">Ext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2.031cm" svg:height="1.27cm" svg:x="11.811cm" svg:y="7.729cm" svg:viewBox="0 0 2032 1271" draw:points="0,1271 2032,1271 2032,0 0,0">
              <text:p/>
            </draw:polygon>
            <draw:polygon draw:style-name="gr17" draw:text-style-name="P15" draw:layer="layout" svg:width="2.031cm" svg:height="1.27cm" svg:x="11.811cm" svg:y="7.729cm" svg:viewBox="0 0 2032 1271" draw:points="0,1271 2032,1271 2032,0 0,0">
              <text:p/>
            </draw:polygon>
          </draw:g>
          <draw:frame draw:style-name="gr18" draw:text-style-name="P13" draw:layer="layout" svg:width="2.03cm" svg:height="1.426cm" svg:x="11.811cm" svg:y="7.652cm">
            <draw:text-box>
              <text:p text:style-name="P12"><text:span text:style-name="T6">SAM</text:span><text:span text:style-name="T6"><text:line-break/></text:span><text:span text:style-name="T6">SrcAddr Mode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2.031cm" svg:height="1.27cm" svg:x="17.018cm" svg:y="7.729cm" svg:viewBox="0 0 2032 1271" draw:points="0,1271 2032,1271 2032,0 0,0">
              <text:p/>
            </draw:polygon>
            <draw:polygon draw:style-name="gr17" draw:text-style-name="P15" draw:layer="layout" svg:width="2.031cm" svg:height="1.27cm" svg:x="17.018cm" svg:y="7.729cm" svg:viewBox="0 0 2032 1271" draw:points="0,1271 2032,1271 2032,0 0,0">
              <text:p/>
            </draw:polygon>
          </draw:g>
          <draw:frame draw:style-name="gr18" draw:text-style-name="P13" draw:layer="layout" svg:width="2.031cm" svg:height="1.426cm" svg:x="17.018cm" svg:y="7.652cm">
            <draw:text-box>
              <text:p text:style-name="P12"><text:span text:style-name="T6">DAM</text:span><text:span text:style-name="T6"><text:line-break/></text:span><text:span text:style-name="T6">DstAddrMode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269cm" svg:height="1.27cm" svg:x="4.953cm" svg:y="7.729cm" svg:viewBox="0 0 1270 1271" draw:points="0,1271 1270,1271 1270,0 0,0">
              <text:p/>
            </draw:polygon>
            <draw:polygon draw:style-name="gr17" draw:text-style-name="P15" draw:layer="layout" svg:width="1.269cm" svg:height="1.27cm" svg:x="4.953cm" svg:y="7.729cm" svg:viewBox="0 0 1270 1271" draw:points="0,1271 1270,1271 1270,0 0,0">
              <text:p/>
            </draw:polygon>
          </draw:g>
          <draw:frame draw:style-name="gr18" draw:text-style-name="P13" draw:layer="layout" svg:width="1.268cm" svg:height="1.426cm" svg:x="4.953cm" svg:y="7.652cm">
            <draw:text-box>
              <text:p text:style-name="P12"><text:span text:style-name="T6">TF</text:span><text:span text:style-name="T6"><text:line-break/></text:span><text:span text:style-name="T6">TrfcFlo: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65cm" svg:height="1.27cm" svg:x="10.16cm" svg:y="7.729cm" svg:viewBox="0 0 1651 1271" draw:points="0,1271 1651,1271 1651,0 0,0">
              <text:p/>
            </draw:polygon>
            <draw:polygon draw:style-name="gr17" draw:text-style-name="P15" draw:layer="layout" svg:width="1.65cm" svg:height="1.27cm" svg:x="10.16cm" svg:y="7.729cm" svg:viewBox="0 0 1651 1271" draw:points="0,1271 1651,1271 1651,0 0,0">
              <text:p/>
            </draw:polygon>
          </draw:g>
          <draw:frame draw:style-name="gr18" draw:text-style-name="P13" draw:layer="layout" svg:width="1.65cm" svg:height="1.426cm" svg:x="10.16cm" svg:y="7.652cm">
            <draw:text-box>
              <text:p text:style-name="P12"><text:span text:style-name="T6">SrcAddr</text:span><text:span text:style-name="T6"><text:line-break/></text:span><text:span text:style-name="T6">CmprsTyp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65cm" svg:height="1.27cm" svg:x="15.367cm" svg:y="7.729cm" svg:viewBox="0 0 1651 1271" draw:points="0,1271 1651,1271 1651,0 0,0">
              <text:p/>
            </draw:polygon>
            <draw:polygon draw:style-name="gr17" draw:text-style-name="P15" draw:layer="layout" svg:width="1.65cm" svg:height="1.27cm" svg:x="15.367cm" svg:y="7.729cm" svg:viewBox="0 0 1651 1271" draw:points="0,1271 1651,1271 1651,0 0,0">
              <text:p/>
            </draw:polygon>
          </draw:g>
          <draw:frame draw:style-name="gr18" draw:text-style-name="P13" draw:layer="layout" svg:width="1.65cm" svg:height="1.426cm" svg:x="15.367cm" svg:y="7.652cm">
            <draw:text-box>
              <text:p text:style-name="P12"><text:span text:style-name="T6">DstAddr</text:span><text:span text:style-name="T6"><text:line-break/></text:span><text:span text:style-name="T6">CmprsTyp 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523cm" svg:height="1.27cm" svg:x="13.843cm" svg:y="7.729cm" svg:viewBox="0 0 1524 1271" draw:points="0,1271 1524,1271 1524,0 0,0">
              <text:p/>
            </draw:polygon>
            <draw:polygon draw:style-name="gr17" draw:text-style-name="P15" draw:layer="layout" svg:width="1.523cm" svg:height="1.27cm" svg:x="13.843cm" svg:y="7.729cm" svg:viewBox="0 0 1524 1271" draw:points="0,1271 1524,1271 1524,0 0,0">
              <text:p/>
            </draw:polygon>
          </draw:g>
          <draw:frame draw:style-name="gr18" draw:text-style-name="P13" draw:layer="layout" svg:width="1.523cm" svg:height="1.426cm" svg:x="13.843cm" svg:y="7.652cm">
            <draw:text-box>
              <text:p text:style-name="P12"><text:span text:style-name="T6">Mcst</text:span><text:span text:style-name="T6"><text:line-break/></text:span><text:span text:style-name="T6">Cmprsd? </text:span><text:span text:style-name="T6"><text:line-break/></text:span><text:span text:style-name="T6">1 b</text:span></text:p>
            </draw:text-box>
          </draw:frame>
        </draw:g>
        <draw:line draw:style-name="gr1" draw:text-style-name="P1" draw:layer="layout" svg:x1="3.81cm" svg:y1="11.43cm" svg:x2="5.08cm" svg:y2="15.24cm">
          <text:p/>
        </draw:line>
        <draw:frame draw:style-name="gr19" draw:text-style-name="P16" draw:layer="layout" svg:width="15.24cm" svg:height="2.617cm" svg:x="3.81cm" svg:y="2.54cm">
          <draw:text-box>
            <text:p><text:span text:style-name="T7">APv6 Stack Overview</text:span><text:span text:style-name="T7"><text:line-break/></text:span><text:span text:style-name="T8">draft 1.3</text:span><text:span text:style-name="T8"><text:tab/></text:span><text:span text:style-name="T8"><text:tab/></text:span><text:span text:style-name="T8">2018/10/10</text:span></text:p>
          </draw:text-box>
        </draw:frame>
        <draw:frame draw:style-name="gr8" draw:text-style-name="P7" draw:layer="layout" svg:width="2.413cm" svg:height="1.361cm" svg:x="1.524cm" svg:y="20.369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custom-shape draw:style-name="gr9" draw:text-style-name="P4" draw:layer="layout" svg:width="1.27cm" svg:height="1.27cm" svg:x="4.064cm" svg:y="20.32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24cm" svg:height="1.27cm" svg:x="8.89cm" svg:y="20.32cm">
          <text:p text:style-name="P3"><text:span text:style-name="T1">Ext</text:span><text:span text:style-name="T1"><text:line-break/></text:span><text:span text:style-name="T1">0/1 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7cm" svg:height="1.27cm" svg:x="13.97cm" svg:y="20.32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778cm" svg:height="1.27cm" svg:x="17.272cm" svg:y="20.32cm">
          <text:p text:style-name="P3"><text:span text:style-name="T1">Payld</text:span><text:span text:style-name="T1"><text:line-break/>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1.938cm" svg:y="20.32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24cm" svg:height="1.27cm" svg:x="10.414cm" svg:y="20.32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5.24cm" svg:y="20.32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24cm" svg:height="1.27cm" svg:x="7.366cm" svg:y="20.32cm">
          <text:p text:style-name="P3"><text:span text:style-name="T1">PVS</text:span><text:span text:style-name="T1"><text:line-break/></text:span><text:span text:style-name="T1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5.334cm" svg:y="20.32cm">
          <text:p text:style-name="P3"><text:span text:style-name="T1">Res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.413cm" svg:height="1.744cm" svg:x="1.397cm" svg:y="9.906cm">
          <draw:text-box>
            <text:p text:style-name="P12"><text:span text:style-name="T6">APv6 </text:span><text:span text:style-name="T6"><text:line-break/></text:span><text:span text:style-name="T6">IPHC</text:span></text:p>
          </draw:text-box>
        </draw:frame>
        <draw:frame draw:style-name="gr22" draw:text-style-name="P13" draw:layer="layout" svg:width="2.54cm" svg:height="1.045cm" svg:x="1.397cm" svg:y="8.83cm">
          <draw:text-box>
            <text:p text:style-name="P12"><text:span text:style-name="T6">Assumed values:</text:span></text:p>
          </draw:text-box>
        </draw:frame>
        <draw:frame draw:style-name="gr23" draw:text-style-name="P18" draw:layer="layout" svg:width="15.24cm" svg:height="0.664cm" svg:x="3.81cm" svg:y="9.003cm">
          <draw:text-box>
            <text:p text:style-name="P17"><text:span text:style-name="T6"><text:s text:c="18"/></text:span><text:span text:style-name="T6">2b11 <text:s text:c="43"/>0 <text:s text:c="14"/>0 <text:s text:c="42"/>0 <text:s text:c="17"/>0 </text:span></text:p>
          </draw:text-box>
        </draw:frame>
        <draw:g>
          <draw:g>
            <draw:g>
              <draw:polygon draw:style-name="gr16" draw:text-style-name="P14" draw:layer="layout" svg:width="1.143cm" svg:height="1.27cm" svg:x="3.809cm" svg:y="10.142cm" svg:viewBox="0 0 1144 1271" draw:points="0,1271 1144,1271 1144,0 0,0">
                <text:p/>
              </draw:polygon>
              <draw:polygon draw:style-name="gr17" draw:text-style-name="P15" draw:layer="layout" svg:width="1.143cm" svg:height="1.27cm" svg:x="3.809cm" svg:y="10.142cm" svg:viewBox="0 0 1144 1271" draw:points="0,1271 1144,1271 1144,0 0,0">
                <text:p/>
              </draw:polygon>
            </draw:g>
            <draw:frame draw:style-name="gr18" draw:text-style-name="P13" draw:layer="layout" svg:width="1.143cm" svg:height="1.426cm" svg:x="3.809cm" svg:y="10.065cm">
              <draw:text-box>
                <text:p text:style-name="P12"><text:span text:style-name="T6">Ver</text:span><text:span text:style-name="T6"><text:line-break/></text:span><text:span text:style-name="T6"><text:line-break/></text:span><text:span text:style-name="T6">3b110</text:span></text:p>
              </draw:text-box>
            </draw:frame>
          </draw:g>
          <draw:g>
            <draw:g>
              <draw:polygon draw:style-name="gr16" draw:text-style-name="P14" draw:layer="layout" svg:width="1.523cm" svg:height="1.27cm" svg:x="4.923cm" svg:y="10.142cm" svg:viewBox="0 0 1524 1271" draw:points="0,1271 1524,1271 1524,0 0,0">
                <text:p/>
              </draw:polygon>
              <draw:polygon draw:style-name="gr17" draw:text-style-name="P15" draw:layer="layout" svg:width="1.523cm" svg:height="1.27cm" svg:x="4.923cm" svg:y="10.142cm" svg:viewBox="0 0 1524 1271" draw:points="0,1271 1524,1271 1524,0 0,0">
                <text:p/>
              </draw:polygon>
            </draw:g>
            <draw:frame draw:style-name="gr18" draw:text-style-name="P13" draw:layer="layout" svg:width="1.523cm" svg:height="1.426cm" svg:x="4.923cm" svg:y="10.065cm">
              <draw:text-box>
                <text:p text:style-name="P12"><text:span text:style-name="T6">NxtHdr</text:span><text:span text:style-name="T6"><text:line-break/></text:span><text:span text:style-name="T6">Cmprsd?</text:span><text:span text:style-name="T6"><text:line-break/></text:span><text:span text:style-name="T6">1 b</text:span></text:p>
              </draw:text-box>
            </draw:frame>
          </draw:g>
          <draw:g>
            <draw:g>
              <draw:polygon draw:style-name="gr16" draw:text-style-name="P14" draw:layer="layout" svg:width="1.396cm" svg:height="1.27cm" svg:x="6.447cm" svg:y="10.142cm" svg:viewBox="0 0 1397 1271" draw:points="0,1271 1397,1271 1397,0 0,0">
                <text:p/>
              </draw:polygon>
              <draw:polygon draw:style-name="gr17" draw:text-style-name="P15" draw:layer="layout" svg:width="1.396cm" svg:height="1.27cm" svg:x="6.447cm" svg:y="10.142cm" svg:viewBox="0 0 1397 1271" draw:points="0,1271 1397,1271 1397,0 0,0">
                <text:p/>
              </draw:polygon>
            </draw:g>
            <draw:frame draw:style-name="gr18" draw:text-style-name="P13" draw:layer="layout" svg:width="1.396cm" svg:height="1.426cm" svg:x="6.447cm" svg:y="10.065cm">
              <draw:text-box>
                <text:p text:style-name="P12"><text:span text:style-name="T6">Hop</text:span><text:span text:style-name="T6"><text:line-break/></text:span><text:span text:style-name="T6">Lmt</text:span><text:span text:style-name="T6"><text:line-break/></text:span><text:span text:style-name="T6">2 b</text:span></text:p>
              </draw:text-box>
            </draw:frame>
          </draw:g>
          <draw:g>
            <draw:g>
              <draw:polygon draw:style-name="gr16" draw:text-style-name="P14" draw:layer="layout" svg:width="1.332cm" svg:height="1.27cm" svg:x="7.811cm" svg:y="10.142cm" svg:viewBox="0 0 1333 1271" draw:points="0,1271 1333,1271 1333,0 0,0">
                <text:p/>
              </draw:polygon>
              <draw:polygon draw:style-name="gr17" draw:text-style-name="P15" draw:layer="layout" svg:width="1.332cm" svg:height="1.27cm" svg:x="7.811cm" svg:y="10.142cm" svg:viewBox="0 0 1333 1271" draw:points="0,1271 1333,1271 1333,0 0,0">
                <text:p/>
              </draw:polygon>
            </draw:g>
            <draw:frame draw:style-name="gr18" draw:text-style-name="P13" draw:layer="layout" svg:width="1.332cm" svg:height="1.426cm" svg:x="7.811cm" svg:y="10.065cm">
              <draw:text-box>
                <text:p text:style-name="P12"><text:span text:style-name="T6">SrcAddr</text:span><text:span text:style-name="T6"><text:line-break/></text:span><text:span text:style-name="T6"> Mode</text:span><text:span text:style-name="T6"><text:line-break/></text:span><text:span text:style-name="T6">1 b</text:span></text:p>
              </draw:text-box>
            </draw:frame>
          </draw:g>
          <draw:g>
            <draw:g>
              <draw:polygon draw:style-name="gr16" draw:text-style-name="P14" draw:layer="layout" svg:width="1.332cm" svg:height="1.27cm" svg:x="9.112cm" svg:y="10.143cm" svg:viewBox="0 0 1333 1271" draw:points="0,1271 1333,1271 1333,0 0,0">
                <text:p/>
              </draw:polygon>
              <draw:polygon draw:style-name="gr17" draw:text-style-name="P15" draw:layer="layout" svg:width="1.332cm" svg:height="1.27cm" svg:x="9.112cm" svg:y="10.143cm" svg:viewBox="0 0 1333 1271" draw:points="0,1271 1333,1271 1333,0 0,0">
                <text:p/>
              </draw:polygon>
            </draw:g>
            <draw:frame draw:style-name="gr18" draw:text-style-name="P13" draw:layer="layout" svg:width="1.332cm" svg:height="1.426cm" svg:x="9.112cm" svg:y="10.066cm">
              <draw:text-box>
                <text:p text:style-name="P12"><text:span text:style-name="T6">DstAddr Mode</text:span><text:span text:style-name="T6"><text:line-break/></text:span><text:span text:style-name="T6">1 b</text:span></text:p>
              </draw:text-box>
            </draw:frame>
          </draw:g>
        </draw:g>
        <draw:frame draw:style-name="gr24" draw:text-style-name="P20" draw:layer="layout" svg:width="2.667cm" svg:height="1.165cm" svg:x="2.413cm" svg:y="17.907cm">
          <draw:text-box>
            <text:p text:style-name="P19"><text:span text:style-name="T9">Fctl field:</text:span></text:p>
          </draw:text-box>
        </draw:frame>
        <draw:custom-shape draw:style-name="gr25" draw:text-style-name="P9" draw:layer="layout" svg:width="1.27cm" svg:height="1.27cm" svg:x="5.08cm" svg:y="17.78cm">
          <text:p text:style-name="P3"><text:span text:style-name="T3">Type</text:span><text:span text:style-name="T3"><text:line-break/></text:span><text:span text:style-name="T3">NET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635cm" svg:height="1.27cm" svg:x="6.35cm" svg:y="17.78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6.985cm" svg:y="17.78cm">
          <text:p text:style-name="P3"><text:span text:style-name="T3">R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7.62cm" svg:y="17.78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8.255cm" svg:y="17.78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8.89cm" svg:y="17.78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9.525cm" svg:y="17.78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olygon draw:style-name="gr16" draw:text-style-name="P14" draw:layer="layout" svg:width="2.412cm" svg:height="2.099cm" svg:x="6.477cm" svg:y="11.894cm" svg:viewBox="0 0 2413 2100" draw:points="0,2100 2413,2100 2413,0 0,0">
              <text:p/>
            </draw:polygon>
            <draw:polygon draw:style-name="gr17" draw:text-style-name="P15" draw:layer="layout" svg:width="2.412cm" svg:height="2.099cm" svg:x="6.477cm" svg:y="11.894cm" svg:viewBox="0 0 2413 2100" draw:points="0,2100 2413,2100 2413,0 0,0">
              <text:p/>
            </draw:polygon>
          </draw:g>
          <draw:frame draw:style-name="gr27" draw:text-style-name="P22" draw:layer="layout" svg:width="2.411cm" svg:height="2.252cm" svg:x="6.477cm" svg:y="11.818cm">
            <draw:text-box>
              <text:p text:style-name="P21"><text:span text:style-name="T10">Hop Lmt:</text:span><text:span text:style-name="T6"><text:line-break/></text:span><text:span text:style-name="T6">2b00: 8b inline</text:span><text:span text:style-name="T6"><text:line-break/></text:span><text:span text:style-name="T6">2b01: limit is 1</text:span><text:span text:style-name="T6"><text:line-break/></text:span><text:span text:style-name="T6">2b10: limit is 64</text:span><text:span text:style-name="T6"><text:line-break/></text:span><text:span text:style-name="T6">2b11: limit is 255</text:span></text:p>
            </draw:text-box>
          </draw:frame>
        </draw:g>
        <draw:custom-shape draw:style-name="gr9" draw:text-style-name="P6" draw:layer="layout" svg:width="1.27cm" svg:height="1.27cm" svg:x="16.51cm" svg:y="15.24cm">
          <text:p text:style-name="P3"><text:span text:style-name="T3">NxtHdr</text:span><text:span text:style-name="T3"><text:line-break/></text:span><text:span text:style-name="T3"><text:line-break/></text:span><text:span text:style-name="T3">0/* B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8-10-12T17:07:44.379000000</dc:date>
    <meta:editing-duration>PT10H19M43S</meta:editing-duration>
    <meta:editing-cycles>48</meta:editing-cycles>
    <meta:generator>LibreOffice/6.0.5.2$Windows_X86_64 LibreOffice_project/54c8cbb85f300ac59db32fe8a675ff7683cd5a16</meta:generator>
    <meta:document-statistic meta:object-count="135"/>
  </office:meta>
</office:document-meta>
</file>